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E0000025B1E64C198AA7942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3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3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3" text:anchor-type="paragraph" svg:width="4.1in" svg:height="2.0098in" draw:z-index="12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4" text:anchor-type="paragraph" svg:width="4.1in" svg:height="2.0098in" draw:z-index="13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3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3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1E64C198AA794277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1E64C198AA794277.png" xlink:type="simple" xlink:show="embed" xlink:actuate="onLoad" loext:mime-type="image/png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55in" fo:margin-bottom="0in" fo:margin-left="0.1598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7:45:20.990198614</meta:creation-date>
    <dc:date>2021-07-20T17:48:15.100559604</dc:date>
    <meta:editing-duration>PT2M54S</meta:editing-duration>
    <meta:editing-cycles>1</meta:editing-cycles>
    <meta:generator>LibreOffice/6.0.7.3$Linux_X86_64 LibreOffice_project/00m0$Build-3</meta:generator>
    <meta:print-date>2021-07-20T17:48:50.717031750</meta:print-date>
    <meta:document-statistic meta:table-count="0" meta:image-count="10" meta:object-count="0" meta:page-count="1" meta:paragraph-count="0" meta:word-count="0" meta:character-count="0" meta:non-whitespace-character-count="0"/>
  </office:meta>
</office:document-meta>
</file>